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office:value-type="date" office:date-value="2021-05-17" calcext:value-type="date">
            <text:p>17/05/21</text:p>
          </table:table-cell>
          <table:table-cell table:style-name="ce1" office:value-type="date" office:date-value="2021-05-18" calcext:value-type="date">
            <text:p>18/05/21</text:p>
          </table:table-cell>
          <table:table-cell table:style-name="ce1" office:value-type="date" office:date-value="2021-05-19" calcext:value-type="date">
            <text:p>19/05/21</text:p>
          </table:table-cell>
          <table:table-cell table:style-name="ce1"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9T17:36:52.200964664</dc:date>
    <meta:editing-duration>P32DT14H41M8S</meta:editing-duration>
    <meta:editing-cycles>79</meta:editing-cycles>
    <meta:generator>LibreOffice/5.1.6.2$Linux_X86_64 LibreOffice_project/10m0$Build-2</meta:gener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117cm" svg:y="0.379cm" svg:width="19.226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float" office:value="44333">
                <text:p>44333</text:p>
              </table:table-cell>
              <table:table-cell office:value-type="float" office:value="44334">
                <text:p>44334</text:p>
              </table:table-cell>
              <table:table-cell office:value-type="float" office:value="44335">
                <text:p>4433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